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159.76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133.74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132.2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ccff66"/>
    </style:style>
  </office:automatic-styles>
  <office:body>
    <office:spreadsheet>
      <table:calculation-settings table:automatic-find-labels="false"/>
      <table:table table:name="BOM_PartType-Influencair SAMD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Designator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Manufacturer Part Number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Manufacturers Part Number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CAP CER 0.1UF 25V 10% X5R 0603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CAPC1608X90X35LL15T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035A2R7CAT2A</text:p>
          </table:table-cell>
          <table:table-cell office:value-type="string" calcext:value-type="string">
            <text:p>CAP CER 2.7PF 50V NP0 060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C1608X90X35LL15T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�F</text:p>
          </table:table-cell>
          <table:table-cell office:value-type="string" calcext:value-type="string">
            <text:p>CAP CER 10UF 16V 20% X5R 1206</text:p>
          </table:table-cell>
          <table:table-cell office:value-type="string" calcext:value-type="string">
            <text:p>C5, C8, C29</text:p>
          </table:table-cell>
          <table:table-cell office:value-type="string" calcext:value-type="string">
            <text:p>CAPC3216X178X50LL20T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�F</text:p>
          </table:table-cell>
          <table:table-cell table:style-name="ce2" office:value-type="string" calcext:value-type="string">
            <text:p>100uF 16 V Aluminium Electrolytic Capacitor, WX Series 2000h 6.3 (Dia.) x 5.5mm</text:p>
          </table:table-cell>
          <table:table-cell table:style-name="ce2" office:value-type="string" calcext:value-type="string">
            <text:p>C6, C27, C28, C30</text:p>
          </table:table-cell>
          <table:table-cell table:style-name="ce2" office:value-type="string" calcext:value-type="string">
            <text:p>PCB-8drnad0ct2lcpyfqi7nf-1</text:p>
          </table:table-cell>
          <table:table-cell table:style-name="ce2" office:value-type="string" calcext:value-type="string">
            <text:p>UWX1C101MCL1GB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220�F</text:p>
          </table:table-cell>
          <table:table-cell table:style-name="ce2" office:value-type="string" calcext:value-type="string">
            <text:p>220uF 35 V Aluminium Electrolytic Capacitor, UR Series 2000h 10 (Dia.) x 10mm</text:p>
          </table:table-cell>
          <table:table-cell table:style-name="ce2" office:value-type="string" calcext:value-type="string">
            <text:p>C7, C25</text:p>
          </table:table-cell>
          <table:table-cell table:style-name="ce2" office:value-type="string" calcext:value-type="string">
            <text:p>PCB-lirib6advdzodpb1mzet-1</text:p>
          </table:table-cell>
          <table:table-cell table:style-name="ce2" office:value-type="string" calcext:value-type="string">
            <text:p>UUR1V221MNL1G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0603 0.1uF Capacitor</text:p>
          </table:table-cell>
          <table:table-cell office:value-type="string" calcext:value-type="string">
            <text:p>C9, C10, C11, C12, C13, C16, C17, C18, C20</text:p>
          </table:table-cell>
          <table:table-cell office:value-type="string" calcext:value-type="string">
            <text:p>CAPC1608X90X35LL15T1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p</text:p>
          </table:table-cell>
          <table:table-cell office:value-type="string" calcext:value-type="string">
            <text:p>CAP THIN FILM 15PF 25V 0603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C1608X73X35LL10T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2�F</text:p>
          </table:table-cell>
          <table:table-cell office:value-type="string" calcext:value-type="string">
            <text:p>CAP CER 2.2UF 16V 20% X5R 0603</text:p>
          </table:table-cell>
          <table:table-cell office:value-type="string" calcext:value-type="string">
            <text:p>C19, C21</text:p>
          </table:table-cell>
          <table:table-cell office:value-type="string" calcext:value-type="string">
            <text:p>CAPC1608X90X35LL15T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pF</text:p>
          </table:table-cell>
          <table:table-cell office:value-type="string" calcext:value-type="string">
            <text:p>0603 100 pF 50 V �5% Tol. C0G/NP0 Surface Mount Multilayer Ceramic Capacitor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PC1608X90X35LL15T15</text:p>
          </table:table-cell>
          <table:table-cell office:value-type="string" calcext:value-type="string">
            <text:p>06035A101JAT2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CAP CER 0.1UF 25V 10% X5R 060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APC1608X90X35ML15T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0nF</text:p>
          </table:table-cell>
          <table:table-cell office:value-type="string" calcext:value-type="string">
            <text:p>CAP CER 0.22UF 10V 10% X7R 060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CAPC1608X90X35LL15T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MEG3030EP</text:p>
          </table:table-cell>
          <table:table-cell office:value-type="string" calcext:value-type="string">
            <text:p>PMEG3030EP 3 A 30 Vrrm SMT MEGA Schottky Barrier Rectifier - SOD-128F</text:p>
          </table:table-cell>
          <table:table-cell office:value-type="string" calcext:value-type="string">
            <text:p>D1, D3, D4, D5</text:p>
          </table:table-cell>
          <table:table-cell office:value-type="string" calcext:value-type="string">
            <text:p>PCB-ylvpw7uho1dkst7hexks-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LED SUPER RED CLR THIN 0603 SM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1608x55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DB107-TP</text:p>
          </table:table-cell>
          <table:table-cell table:style-name="ce2" office:value-type="string" calcext:value-type="string">
            <text:p>Diode Rectifier Bridge Single 600V 2A 4-Pin Case DFS T/R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PCB-7wnsmh784ixm981n5jiz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1SMA4749</text:p>
          </table:table-cell>
          <table:table-cell table:style-name="ce2" office:value-type="string" calcext:value-type="string">
            <text:p>DIODE, ZENER, 24V, 1W; Voltage, Vz: 24V; Current, Test: 10.5mA; Max Power Dissipation: 1W; Termination Type: SMD; Cas...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PCB-3220163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DN024</text:p>
          </table:table-cell>
          <table:table-cell office:value-type="string" calcext:value-type="string">
            <text:p>868 MHz PCB Monopole Anten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PCB-1zqs7ip7f7323wsmawv8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ZCJ0050AF2E</text:p>
          </table:table-cell>
          <table:table-cell table:style-name="ce2" office:value-type="string" calcext:value-type="string">
            <text:p>PTC Resettable Fuse 0.5A(hold) 1A(trip) 24VDC 100A 0.6W 0.1s 0.15Ohm SMD Solder Pad 3.5 X 1.8 X 1.3mm T/R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PTC-120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HDC2010YPAT</text:p>
          </table:table-cell>
          <table:table-cell table:style-name="ce2" office:value-type="string" calcext:value-type="string">
            <text:p>Low Power Humidity and Temperature Digital Sensor 6-DSBGA -40 to 85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DSBGA-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HDC1080DMBT</text:p>
          </table:table-cell>
          <table:table-cell table:style-name="ce3" office:value-type="string" calcext:value-type="string">
            <text:p>HDC1080 Low Power, High Accuracy Digital Humidity Sensor with Temperature Sensor 6-WSON -40 to 125</text:p>
          </table:table-cell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PSON100P300X80_HS-7N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SX1308</text:p>
          </table:table-cell>
          <table:table-cell office:value-type="string" calcext:value-type="string">
            <text:p>High Efficiency 1.2 MHz 2A Step Up Converter</text:p>
          </table:table-cell>
          <table:table-cell office:value-type="string" calcext:value-type="string">
            <text:p>IC3, IC11</text:p>
          </table:table-cell>
          <table:table-cell office:value-type="string" calcext:value-type="string">
            <text:p>SOT-23-OT6_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icrochip ATSAMD21G18A-AUT</text:p>
          </table:table-cell>
          <table:table-cell table:style-name="ce2" office:value-type="string" calcext:value-type="string">
            <text:p>MCU 32-Bit SAM D21 ARM Cortex M0+ RISC 256KB Flash 3.3V 48-Pin TQFP T/R</text:p>
          </table:table-cell>
          <table:table-cell table:style-name="ce2" office:value-type="string" calcext:value-type="string">
            <text:p>IC4</text:p>
          </table:table-cell>
          <table:table-cell table:style-name="ce2" office:value-type="string" calcext:value-type="string">
            <text:p>TQFP48_L</text:p>
          </table:table-cell>
          <table:table-cell table:style-name="ce2" office:value-type="string" calcext:value-type="string">
            <text:p>ATSAMD21G18A-AU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BME680</text:p>
          </table:table-cell>
          <table:table-cell table:style-name="ce2" office:value-type="string" calcext:value-type="string">
            <text:p>BME680 Series 3.6 V 3.1 �A Low Power Gas Pressure Temperature humidity Sensor</text:p>
          </table:table-cell>
          <table:table-cell table:style-name="ce2" office:value-type="string" calcext:value-type="string">
            <text:p>IC5</text:p>
          </table:table-cell>
          <table:table-cell table:style-name="ce2" office:value-type="string" calcext:value-type="string">
            <text:p>PCB-909kwbqua9921xjxq73y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CCS811</text:p>
          </table:table-cell>
          <table:table-cell table:style-name="ce2" office:value-type="string" calcext:value-type="string">
            <text:p>CCS811 Series 1.8 to 3.6 V 26 mA Ultra-Low Power Digital Gas Sensor Solution</text:p>
          </table:table-cell>
          <table:table-cell table:style-name="ce2" office:value-type="string" calcext:value-type="string">
            <text:p>IC6</text:p>
          </table:table-cell>
          <table:table-cell table:style-name="ce2" office:value-type="string" calcext:value-type="string">
            <text:p>PCB-rdiloo318cbc9t4zvyxp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AP2210K-3.3</text:p>
          </table:table-cell>
          <table:table-cell table:style-name="ce2" office:value-type="string" calcext:value-type="string">
            <text:p>LDO voltage regulator [Diodes Incorporated] AP2210K-3.3TRG1 LDO voltage regulator</text:p>
          </table:table-cell>
          <table:table-cell table:style-name="ce2" office:value-type="string" calcext:value-type="string">
            <text:p>IC7</text:p>
          </table:table-cell>
          <table:table-cell table:style-name="ce2" office:value-type="string" calcext:value-type="string">
            <text:p>MF05A_N</text:p>
          </table:table-cell>
          <table:table-cell table:style-name="ce2" office:value-type="string" calcext:value-type="string">
            <text:p>AP2210K-3.3TRG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MICS-6814</text:p>
          </table:table-cell>
          <table:table-cell table:style-name="ce3" office:value-type="string" calcext:value-type="string">
            <text:p>Three gas SMD NH3, CO and NO2</text:p>
          </table:table-cell>
          <table:table-cell table:style-name="ce3" office:value-type="string" calcext:value-type="string">
            <text:p>IC8</text:p>
          </table:table-cell>
          <table:table-cell table:style-name="ce3" office:value-type="string" calcext:value-type="string">
            <text:p>PCB-novhi6dv2dgp2k6kcsi9-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DW01-P</text:p>
          </table:table-cell>
          <table:table-cell office:value-type="string" calcext:value-type="string">
            <text:p>One Cell Lithium-ion/Polymer Battery Protection IC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MF06A_L</text:p>
          </table:table-cell>
          <table:table-cell office:value-type="string" calcext:value-type="string">
            <text:p>DW01-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N3791</text:p>
          </table:table-cell>
          <table:table-cell office:value-type="string" calcext:value-type="string">
            <text:p>4A, Standalone Li-ion Battery Charger IC with Photovoltaic Cell MPPT Function</text:p>
          </table:table-cell>
          <table:table-cell office:value-type="string" calcext:value-type="string">
            <text:p>IC10</text:p>
          </table:table-cell>
          <table:table-cell office:value-type="string" calcext:value-type="string">
            <text:p>TSOP100P600X155-10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eywell HPMA115S0-XXX</text:p>
          </table:table-cell>
          <table:table-cell office:value-type="string" calcext:value-type="string">
            <text:p>Sensor: particles; Usup: 5VDC; -10�50�C; Range: 0-1000ug/m3; 80mA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PCB-8uel65i6q3phkplthmbk-1</text:p>
          </table:table-cell>
          <table:table-cell office:value-type="string" calcext:value-type="string">
            <text:p>HPMA115S0-XXX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C2030-MCP-NL</text:p>
          </table:table-cell>
          <table:table-cell table:style-name="ce2" office:value-type="string" calcext:value-type="string">
            <text:p>Tag-Connect In-Circuit Cable No Legs [Microchip] TC2030-MCP-NL Tag-Connect In-Circuit Cable No Legs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PCB-ltb50y2q1twco73v61fe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Li-Ion/Polymer</text:p>
          </table:table-cell>
          <table:table-cell office:value-type="string" calcext:value-type="string">
            <text:p>XH Series 2 Position 2.5 mm Pitch Through Hole Top Entry Shrouded Header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JST-B2B-XH-A</text:p>
          </table:table-cell>
          <table:table-cell office:value-type="string" calcext:value-type="string">
            <text:p>B2B-XH-A (LF)(SN)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In</text:p>
          </table:table-cell>
          <table:table-cell office:value-type="string" calcext:value-type="string">
            <text:p>XH Series 2 Position 2.5 mm Pitch Through Hole Top Entry Shrouded Header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JST-B2B-XH-A</text:p>
          </table:table-cell>
          <table:table-cell office:value-type="string" calcext:value-type="string">
            <text:p>B2B-XH-A (LF)(SN)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EXT</text:p>
          </table:table-cell>
          <table:table-cell office:value-type="string" calcext:value-type="string">
            <text:p>67997 Series 10 Position (2 x 5) 2.54 mm Pitch Straight Bergstik II Header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PCB-ksnzohaj8ygl1hh6xjqv-1</text:p>
          </table:table-cell>
          <table:table-cell office:value-type="string" calcext:value-type="string">
            <text:p>67997-410HLF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QG18HN1N8S00D</text:p>
          </table:table-cell>
          <table:table-cell table:style-name="ce2" office:value-type="string" calcext:value-type="string">
            <text:p>Inductor RF Chip Unshielded Multi-Layer 1.8nH 0.3nH 100MHz 12Q-Factor Ceramic 1.1A 100mOhm DCR 0603 T/R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CAPC1608X90X35LL15T15</text:p>
          </table:table-cell>
          <table:table-cell table:style-name="ce2" office:value-type="string" calcext:value-type="string">
            <text:p>LQG18HN1N8S00D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744773122" calcext:value-type="float">
            <text:p>744773122</text:p>
          </table:table-cell>
          <table:table-cell table:style-name="ce2" office:value-type="string" calcext:value-type="string">
            <text:p>SMD Power Inductor WE-PD2, L = 22.0 �H</text:p>
          </table:table-cell>
          <table:table-cell table:style-name="ce2" office:value-type="string" calcext:value-type="string">
            <text:p>L2, L3</text:p>
          </table:table-cell>
          <table:table-cell table:style-name="ce2" office:value-type="string" calcext:value-type="string">
            <text:p>WE-PD2-S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10�H</text:p>
          </table:table-cell>
          <table:table-cell table:style-name="ce2" office:value-type="string" calcext:value-type="string">
            <text:p>Ind Power Semi-Shielded Wirewound 10uH 20% 100KHz Ferrite 1.9A 6028 T/R</text:p>
          </table:table-cell>
          <table:table-cell table:style-name="ce2" office:value-type="string" calcext:value-type="string">
            <text:p>L4, L5</text:p>
          </table:table-cell>
          <table:table-cell table:style-name="ce2" office:value-type="string" calcext:value-type="string">
            <text:p>PCB-ivv3luzfzaa4ahevd4pf-1</text:p>
          </table:table-cell>
          <table:table-cell table:style-name="ce2" office:value-type="string" calcext:value-type="string">
            <text:p>SRN6028-100M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RF Solutions RFM95W-868S2</text:p>
          </table:table-cell>
          <table:table-cell office:value-type="string" calcext:value-type="string">
            <text:p>Module: RF; FM transceiver; FSK; 868MHz; -139dBm; 1.8�3.7VDC; 20d</text:p>
          </table:table-cell>
          <table:table-cell office:value-type="string" calcext:value-type="string">
            <text:p>Mod1</text:p>
          </table:table-cell>
          <table:table-cell office:value-type="string" calcext:value-type="string">
            <text:p>RFM95W-SMD</text:p>
          </table:table-cell>
          <table:table-cell office:value-type="string" calcext:value-type="string">
            <text:p>RFM95W-868S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S8205A</text:p>
          </table:table-cell>
          <table:table-cell office:value-type="string" calcext:value-type="string">
            <text:p>Dual N-Channel Enhancement Mode Power MOSFET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YP-ZX8_L</text:p>
          </table:table-cell>
          <table:table-cell office:value-type="string" calcext:value-type="string">
            <text:p>FS8205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OD4185</text:p>
          </table:table-cell>
          <table:table-cell table:style-name="ce2" office:value-type="string" calcext:value-type="string">
            <text:p>Transistor: P-MOSFET; unipolar; -40V; -31A; 31W; TO252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TD03B_M</text:p>
          </table:table-cell>
          <table:table-cell table:style-name="ce2" office:value-type="string" calcext:value-type="string">
            <text:p>AOD418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270k</text:p>
          </table:table-cell>
          <table:table-cell office:value-type="string" calcext:value-type="string">
            <text:p>RES SMD 270K OHM 1% 1/10W 060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C1609X50X30LL10T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60k</text:p>
          </table:table-cell>
          <table:table-cell table:style-name="ce2" office:value-type="string" calcext:value-type="string">
            <text:p>RES SMD 60.4K OHM 1% 1/10W 060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ESC1609X50X30LL10T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4k7</text:p>
          </table:table-cell>
          <table:table-cell office:value-type="string" calcext:value-type="string">
            <text:p>Res Thick Film 0603 4.7K Ohm 1% 1/10W �100ppm/�C Molded SMD SMD Paper Tape on Plastic Reel</text:p>
          </table:table-cell>
          <table:table-cell office:value-type="string" calcext:value-type="string">
            <text:p>R3, R4, R5, R7, R17, R18</text:p>
          </table:table-cell>
          <table:table-cell office:value-type="string" calcext:value-type="string">
            <text:p>CAPC1608X90X35LL15T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k8</text:p>
          </table:table-cell>
          <table:table-cell office:value-type="string" calcext:value-type="string">
            <text:p>Res Thick Film 0603 1.8K Ohm 5% 0.1W(1/10W) �200ppm/�C Molded SMD Punched Paper T/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C1608X55X30LL20T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k</text:p>
          </table:table-cell>
          <table:table-cell office:value-type="string" calcext:value-type="string">
            <text:p>Thick Film Resistors - SMD 0603 56Kohms 5% Tolerance</text:p>
          </table:table-cell>
          <table:table-cell office:value-type="string" calcext:value-type="string">
            <text:p>R8, R9, R10</text:p>
          </table:table-cell>
          <table:table-cell office:value-type="string" calcext:value-type="string">
            <text:p>RESC1608X55X30LL15T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O</text:p>
          </table:table-cell>
          <table:table-cell office:value-type="string" calcext:value-type="string">
            <text:p>Thick Film Resistors - SMD 0603 10ohms 5% Tol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C1608X55X30LL15T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0O</text:p>
          </table:table-cell>
          <table:table-cell office:value-type="string" calcext:value-type="string">
            <text:p>Thick Film Resistors - SMD 0603 510ohms 5% Tol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C1608X55X30LL15T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75O</text:p>
          </table:table-cell>
          <table:table-cell table:style-name="ce2" office:value-type="string" calcext:value-type="string">
            <text:p>Thick Film Resistors - SMD 0603 75ohms 5% Tol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RESC1608X55X30LL15T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100O</text:p>
          </table:table-cell>
          <table:table-cell office:value-type="string" calcext:value-type="string">
            <text:p>Res Thick Film 0603 100 Ohm 1% 1/10W �100ppm/�C Molded SMD SMD Paper Tape on Plastic Reel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CAPC1608X90X35ML15T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es Thick Film 0603 1K Ohm 5% 1/10W �200ppm/�C Molded SMD SMD Paper Tape on Plastic Reel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CAPC1608X90X35ML15T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O24</text:p>
          </table:table-cell>
          <table:table-cell table:style-name="ce2" office:value-type="string" calcext:value-type="string">
            <text:p>Resistor SMD [Panasonic Automotive &amp; Industrial Systems] ERJ1TRQFR24U Resistor SMD</text:p>
          </table:table-cell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PCB-z44s5f66ilnxlz4s182f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470k</text:p>
          </table:table-cell>
          <table:table-cell office:value-type="string" calcext:value-type="string">
            <text:p>RES SMD 470K OHM 1% 1/10W 0603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C1609X50X30ML10T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30k</text:p>
          </table:table-cell>
          <table:table-cell table:style-name="ce2" office:value-type="string" calcext:value-type="string">
            <text:p>Thick Film Resistors - SMD 1/10watt 30Kohms 5%</text:p>
          </table:table-cell>
          <table:table-cell table:style-name="ce2" office:value-type="string" calcext:value-type="string">
            <text:p>R20, R24</text:p>
          </table:table-cell>
          <table:table-cell table:style-name="ce2" office:value-type="string" calcext:value-type="string">
            <text:p>RESC1609X50X30LL10T2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120O</text:p>
          </table:table-cell>
          <table:table-cell office:value-type="string" calcext:value-type="string">
            <text:p>RES SMD 120 OHM 5% 1/10W 0603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ESC1609X50X30LL10T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k9</text:p>
          </table:table-cell>
          <table:table-cell office:value-type="string" calcext:value-type="string">
            <text:p>Res Thick Film 0603 3.9K Ohm 1% 0.1W(1/10W) �100ppm/C Molded SMD Automotive Paper T/R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ESC1609X50X30NL10T20</text:p>
          </table:table-cell>
          <table:table-cell office:value-type="string" calcext:value-type="string">
            <text:p>CRCW06033K90FKE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0k</text:p>
          </table:table-cell>
          <table:table-cell office:value-type="string" calcext:value-type="string">
            <text:p>Thick Film Resistors - SMD 1/10watt 220Kohms 1%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ESC1608X55X30LL20T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O</text:p>
          </table:table-cell>
          <table:table-cell office:value-type="string" calcext:value-type="string">
            <text:p>RES SMD 0.0 OHM JUMPER 1/4W 0603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RESC1609X55X30LL10T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/OFF</text:p>
          </table:table-cell>
          <table:table-cell office:value-type="string" calcext:value-type="string">
            <text:p>Switch Tactile N.O. SPST Round Button PC Pins 0.02A 15VDC 1N Thru-Hole Bu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ACTILE-PTH</text:p>
          </table:table-cell>
          <table:table-cell office:value-type="string" calcext:value-type="string">
            <text:p>EVQ-PBC04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32.768 kHz</text:p>
          </table:table-cell>
          <table:table-cell table:style-name="ce4" office:value-type="string" calcext:value-type="string">
            <text:p>ABS06 Series 32.768 kHz �10 ppm 12.5 pF -40 to +85 �C SMT Low Profile Crystal</text:p>
          </table:table-cell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PCB-uowy68r7z0ktcrtybbi4-1</text:p>
          </table:table-cell>
          <table:table-cell table:style-name="ce4" office:value-type="string" calcext:value-type="string">
            <text:p>ABS06-32.768KHZ-1-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BS06-32.768KHZ-1-T</text:p>
          </table:table-cell>
          <table:table-cell table:style-name="ce4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27T03:30:32.943690967</dc:date>
    <meta:editing-duration>PT12M22S</meta:editing-duration>
    <meta:editing-cycles>4</meta:editing-cycles>
    <meta:document-statistic meta:table-count="1" meta:cell-count="311" meta:object-count="0"/>
  </office:meta>
</office:document-meta>
</file>